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5-04-02 0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4-10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4-06-27 0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4-04-03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3-10-19 0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3-07-20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3-04-20 0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3-01-19 0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2-10-24 0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2-07-21 1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2-04-11 0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2-01-12 1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1-10-06 0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1-07-01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1-04-14 0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1-01-07 1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0-09-28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0-07-08 0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20-01-09 1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5168" calcext:value-type="float">
            <text:p>9.3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091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